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2"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Tableau3" style:family="table">
      <style:table-properties style:width="17.013cm" fo:margin-left="0cm" table:align="left"/>
    </style:style>
    <style:style style:name="Tableau3.A" style:family="table-column">
      <style:table-column-properties style:column-width="9.998cm"/>
    </style:style>
    <style:style style:name="Tableau3.B" style:family="table-column">
      <style:table-column-properties style:column-width="7.015cm"/>
    </style:style>
    <style:style style:name="Tableau3.1" style:family="table-row">
      <style:table-row-properties style:min-row-height="2.487cm"/>
    </style:style>
    <style:style style:name="Tableau3.A1" style:family="table-cell">
      <style:table-cell-properties style:writing-mode="page"/>
    </style:style>
    <style:style style:name="P1" style:family="paragraph" style:parent-style-name="UrbanBody">
      <style:text-properties fo:font-weight="bold" style:font-weight-asian="bold" style:font-weight-complex="bold"/>
    </style:style>
    <style:style style:name="P2" style:family="paragraph" style:parent-style-name="Standard">
      <style:paragraph-properties fo:text-align="start" style:justify-single-word="false"/>
      <style:text-properties style:font-name="arial" fo:font-size="10pt" officeooo:paragraph-rsid="000be9eb" style:font-size-asian="10pt" style:font-size-complex="10pt"/>
    </style:style>
    <style:style style:name="P3" style:family="paragraph" style:parent-style-name="Standard">
      <style:text-properties officeooo:paragraph-rsid="000be9eb"/>
    </style:style>
    <style:style style:name="P4" style:family="paragraph" style:parent-style-name="Standard">
      <style:paragraph-properties fo:margin-top="0cm" fo:margin-bottom="2.131cm" loext:contextual-spacing="false" fo:text-align="start" style:justify-single-word="false"/>
      <style:text-properties style:font-name="Arial" fo:font-size="10pt" officeooo:paragraph-rsid="000be9eb" style:font-size-asian="10pt" style:font-size-complex="10pt"/>
    </style:style>
    <style:style style:name="P5" style:family="paragraph" style:parent-style-name="Frame_20_contents">
      <style:paragraph-properties fo:text-align="start" style:justify-single-word="false"/>
      <style:text-properties style:font-name="Times New Roman2" fo:font-size="12pt" officeooo:paragraph-rsid="000ef4e4" style:font-size-asian="12pt" style:font-size-complex="12pt"/>
    </style:style>
    <style:style style:name="P6" style:family="paragraph" style:parent-style-name="Frame_20_contents">
      <style:paragraph-properties fo:text-align="start" style:justify-single-word="false"/>
      <style:text-properties style:font-name="Times New Roman2" fo:font-size="12pt" fo:font-style="normal" style:text-underline-style="none" fo:font-weight="normal" officeooo:rsid="0084aa93" officeooo:paragraph-rsid="000ef4e4" style:font-size-asian="12pt" style:font-style-asian="normal" style:font-weight-asian="normal" style:font-name-complex="Arial" style:font-size-complex="12pt" style:font-style-complex="normal" style:font-weight-complex="normal"/>
    </style:style>
    <style:style style:name="P7" style:family="paragraph" style:parent-style-name="UrbanBody">
      <style:text-properties style:font-name="Times New Roman" fo:font-size="12pt" style:font-size-asian="12pt" style:font-size-complex="12pt"/>
    </style:style>
    <style:style style:name="P8" style:family="paragraph" style:parent-style-name="UrbanBody">
      <style:text-properties officeooo:paragraph-rsid="000ef4e4"/>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fo:font-weight="normal" officeooo:rsid="0084aa93" style:font-style-asian="normal" style:font-weight-asian="normal" style:font-name-complex="Arial" style:font-style-complex="normal" style:font-weight-complex="normal"/>
    </style:style>
    <style:style style:name="T6" style:family="text">
      <style:text-properties fo:font-style="normal" style:text-underline-style="none" fo:font-weight="normal" officeooo:rsid="0084aa93" style:font-style-asian="normal" style:font-weight-asian="normal" style:font-name-complex="Ari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0"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1" style:family="text">
      <style:text-properties fo:font-size="10pt" fo:font-style="normal" style:text-underline-style="none" fo:font-weight="normal" officeooo:rsid="0084aa93" style:font-size-asian="10pt" style:font-style-asian="normal" style:font-weight-asian="normal" style:font-name-complex="Arial" style:font-size-complex="10pt" style:font-style-complex="normal" style:font-weight-complex="normal"/>
    </style:style>
    <style:style style:name="T12" style:family="text">
      <style:text-properties style:font-name="Times New Roman2" fo:font-size="12pt" fo:font-style="normal" style:text-underline-style="none" fo:font-weight="normal" officeooo:rsid="0084aa93" style:font-size-asian="12pt" style:font-style-asian="normal" style:font-weight-asian="normal" style:font-name-complex="Arial" style:font-size-complex="12pt" style:font-style-complex="normal" style:font-weight-complex="normal"/>
    </style:style>
    <style:style style:name="T13" style:family="text">
      <style:text-properties fo:color="#000000"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fo:color="#000000"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5" style:family="text">
      <style:text-properties fo:color="#000000"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style:style style:name="T16" style:family="text">
      <style:text-properties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style:style style:name="T17" style:family="text">
      <style:text-properties style:use-window-font-color="true"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table:style-name="Tableau3.A1" office:value-type="string">
            <text:p text:style-name="P2"><office:annotation><dc:creator>Gauthier Bastien</dc:creator><dc:date>2011-01-13T14:56:41</dc:date><text:p text:style-name="P9"><text:span text:style-name="T17">do text</text:span></text:p><text:p text:style-name="P9"><text:span text:style-name="T17">from document(at=header, format='odt')</text:span></text:p></office:annotation><text:span text:style-name="T4">Import depuis header.odt</text:span></text:p>
          </table:table-cell>
          <table:table-cell table:style-name="Tableau3.A1" office:value-type="string">
            <text:p text:style-name="P4"><text:span text:style-name="Police_20_par_20_défaut"><text:span text:style-name="T9"><text:text-input text:description="">tool.getCityName()</text:text-input></text:span></text:span><text:span text:style-name="T10">, le </text:span><text:span text:style-name="T10"><text:text-input text:description="">licence_view.format_date()</text:text-input></text:span></text:p>
            <text:p text:style-name="P5"><text:span text:style-name="T5"><text:conditional-text text:condition="ooow:&quot;view.do_mailing()&quot;" text:string-value-if-true="&quot;mailed_data.getPersonTitleValue(short=True)&quot;" text:string-value-if-false="">mailed_data.getPersonTitleValue(short=True)</text:conditional-text></text:span><text:span text:style-name="T6"><text:s/></text:span><text:span text:style-name="T5"><text:conditional-text text:condition="ooow:&quot;view.do_mailing()&quot;" text:string-value-if-true="&quot;mailed_data.name1&quot;" text:string-value-if-false="">mailed_data.name1</text:conditional-text></text:span><text:span text:style-name="T6"><text:s/></text:span><text:span text:style-name="T5"><text:conditional-text text:condition="ooow:&quot;view.do_mailing()&quot;" text:string-value-if-true="&quot;mailed_data.name2&quot;" text:string-value-if-false="">mailed_data.name2</text:conditional-text></text:span><text:span text:style-name="T6"><text:line-break/></text:span><text:span text:style-name="T5"><text:conditional-text text:condition="ooow:&quot;view.do_mailing()&quot;" text:string-value-if-true="&quot;mailed_data.street&quot;" text:string-value-if-false="">mailed_data.street</text:conditional-text></text:span><text:span text:style-name="T5">, </text:span><text:span text:style-name="T5"><text:conditional-text text:condition="ooow:&quot;view.do_mailing()&quot;" text:string-value-if-true="&quot;mailed_data.number&quot;" text:string-value-if-false="">mailed_data.number</text:conditional-text></text:span><text:span text:style-name="T6"><text:line-break/></text:span><text:span text:style-name="T5"><text:conditional-text text:condition="ooow:&quot;view.do_mailing()&quot;" text:string-value-if-true="&quot;mailed_data.zipcode&quot;" text:string-value-if-false="">mailed_data.zipcode</text:conditional-text></text:span><text:span text:style-name="T5"> </text:span><text:span text:style-name="T5"><text:conditional-text text:condition="ooow:&quot;view.do_mailing()&quot;" text:string-value-if-true="&quot;mailed_data.city&quot;" text:string-value-if-false="">mailed_data.city</text:conditional-text></text:span></text:p>
          </table:table-cell>
        </table:table-row>
      </table:table>
      <text:p text:style-name="P3"/>
      <text:p text:style-name="UrbanTitle">Transmis de décision concernant un certificat d'urbanisme n°1</text:p>
      <text:p text:style-name="UrbanBody"/>
      <text:p text:style-name="P7"/>
      <text:p text:style-name="UrbanBody"/>
      <text:p text:style-name="P1">Vos références : <text:span text:style-name="T8"><text:text-input text:description="Evénement-Décision">self.getValueForTemplate('receivedDocumentReference', obj=self.getLastDeposit())</text:text-input></text:span></text:p>
      <text:p text:style-name="UrbanBody"><office:annotation><dc:creator>Gauthier Bastien</dc:creator><dc:date>2011-02-16T16:12:24</dc:date><text:p text:style-name="P9"><text:span text:style-name="T16">do text if len(self.getNotaryContact()) &gt; 1</text:span></text:p></office:annotation><text:span text:style-name="T7">Demandeurs :</text:span> <text:text-input text:description="Demandeurs">self.getApplicants() and self.getApplicantsSignaletic() or self.getNotariesSignaletic()</text:text-input></text:p>
      <text:p text:style-name="UrbanBody"><office:annotation><dc:creator>Gauthier Bastien</dc:creator><dc:date>2011-02-16T16:13:21</dc:date><text:p text:style-name="P9"><text:span text:style-name="T15">do text if not len(self.getNotaryContact()) &gt; 1</text:span></text:p></office:annotation><text:span text:style-name="T7">Demandeur :</text:span> <text:text-input text:description="Demandeurs">self.getApplicants() and self.getApplicantsSignaletic() or self.getNotariesSignaletic()</text:text-input></text:p>
      <text:p text:style-name="UrbanBody"><text:span text:style-name="T7">Objet :</text:span> Certificat d'urbanisme n°1 (<text:text-input text:description="Référence">self.getReference()</text:text-input>)</text:p>
      <text:p text:style-name="UrbanBody"><text:span text:style-name="T7">Situation : </text:span><text:text-input text:description="Situation des travaux">self.getWorkLocationSignaletic()</text:text-input></text:p>
      <text:p text:style-name="UrbanBody"><text:span text:style-name="T7">Référence cadastrale :</text:span> <text:text-input text:description="Bien-Parcelles">licence_view.get_parcels()</text:text-input></text:p>
      <text:p text:style-name="UrbanBody"/>
      <text:p text:style-name="P6"><text:conditional-text text:condition="ooow:&quot;view.do_mailing()&quot;" text:string-value-if-true="&quot;mailed_data.getPersonTitleValue()&quot;" text:string-value-if-false="">mailed_data.getPersonTitleValue()</text:conditional-text>,</text:p>
      <text:p text:style-name="UrbanBody"/>
      <text:p text:style-name="UrbanBody">Votre certificat d’urbanisme n° 1 sollicité par votre lettre du <text:text-input text:description="Titre du demandeur">tool.formatDate(self.getLastDeposit().getEventDate())</text:text-input><text:s/>se trouve à votre disposition au Service Urbanisme de la commune(4ème étage de notre Administration Communale, Grand-Place à Sambreville/Auvelais).</text:p>
      <text:p text:style-name="UrbanBody"/>
      <text:p text:style-name="UrbanBody">Ce document est soumis à une redevance de 20 € que vous pouvez soit verser (avec références au dossier) sur le compte <text:s/>091-0124517-95 de notre Administration (le document vous sera ensuite transmis par envoi postal) soit déposer au guichet de notre Service Recettes (2ème étage) en vous munissant de cette lettre et en vous présentant ensuite à notre Service Urbanisme (4ème étage) qui vous le remettra en mains propres moyennant preuve du paiement au Service Recettes.</text:p>
      <text:p text:style-name="UrbanBody"/>
      <text:p text:style-name="P8">Demeurant à votre disposition, nous vous prions d'agréer, <text:span text:style-name="T12"><text:conditional-text text:condition="ooow:&quot;view.do_mailing()&quot;" text:string-value-if-true="&quot;mailed_data.getPersonTitleValue()&quot;" text:string-value-if-false="">mailed_data.getPersonTitleValue()</text:conditional-text></text:span>, nos salutations distinguées.</text:p>
      <text:p text:style-name="UrbanBody"/>
      <text:p text:style-name="UrbanBody"/>
      <text:p text:style-name="UrbanBody"/>
      <text:p text:style-name="UrbanBody"><text:span text:style-name="T3"><office:annotation><dc:creator>sde </dc:creator><dc:date>2011-07-27T10:02:32</dc:date><text:p text:style-name="P9"><text:span text:style-name="T13">do text</text:span></text:p><text:p text:style-name="P9"><text:span text:style-name="T14">from document(at=signatures, format='odt')</text:span></text:p></office:annotation></text:span><text:span text:style-name="T3">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2"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8:58:33.741501116</dc:date>
    <meta:editing-duration>PT11H28M25S</meta:editing-duration>
    <meta:editing-cycles>57</meta:editing-cycles>
    <meta:generator>LibreOffice/6.4.6.2$Linux_X86_64 LibreOffice_project/40$Build-2</meta:generator>
    <meta:document-statistic meta:table-count="1" meta:image-count="0" meta:object-count="0" meta:page-count="1" meta:paragraph-count="16" meta:word-count="199" meta:character-count="1693" meta:non-whitespace-character-count="1530"/>
  </office:meta>
</office:document-meta>
</file>